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dc82" officeooo:paragraph-rsid="003c649f"/>
    </style:style>
    <style:style style:name="P2" style:family="paragraph" style:parent-style-name="Text_20_body">
      <style:text-properties officeooo:paragraph-rsid="003c649f"/>
    </style:style>
    <style:style style:name="P3" style:family="paragraph" style:parent-style-name="Heading_20_3">
      <style:text-properties officeooo:paragraph-rsid="003c649f"/>
    </style:style>
    <style:style style:name="P4" style:family="paragraph" style:parent-style-name="Heading_20_3">
      <style:paragraph-properties fo:break-before="page"/>
      <style:text-properties officeooo:rsid="003cebb2" officeooo:paragraph-rsid="003cebb2"/>
    </style:style>
    <style:style style:name="P5" style:family="paragraph" style:parent-style-name="Heading_20_1" style:master-page-name="Right_20_Page">
      <style:paragraph-properties style:page-number="auto"/>
      <style:text-properties officeooo:rsid="003cebb2" officeooo:paragraph-rsid="003cebb2"/>
    </style:style>
    <style:style style:name="P6" style:family="paragraph" style:parent-style-name="Text_20_body">
      <style:text-properties officeooo:rsid="003cebb2" officeooo:paragraph-rsid="003cebb2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3c649f"/>
    </style:style>
    <style:style style:name="T4" style:family="text">
      <style:text-properties officeooo:rsid="003ceb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iss Me</text:h>
      <text:h text:style-name="Heading_20_2" text:outline-level="2">(<text:span text:style-name="T4">Sixpence None The Richer</text:span>)</text:h>
      <text:p text:style-name="Text_20_body">Time Signature: <text:span text:style-name="T1">4</text:span>/4</text:p>
      <text:p text:style-name="Text_20_body">Chords: <text:span text:style-name="T4">Am, C, Cmaj7, C7, Dm, F, G, Gsus</text:span></text:p>
      <text:p text:style-name="Text_20_body">Tempo: 1<text:span text:style-name="T2">1</text:span>0 - 1<text:span text:style-name="T2">3</text:span>0 BPM</text:p>
      <text:h text:style-name="P4" text:outline-level="3">[INTRO]</text:h>
      <text:p text:style-name="P6">C <text:s text:c="2"/>Cmaj7 <text:s text:c="2"/>C7 <text:s text:c="2"/>Cmaj7</text:p>
      <text:p text:style-name="P6">C <text:s text:c="2"/>Cmaj7 <text:s text:c="2"/>C7 <text:s text:c="2"/>Cmaj7</text:p>
      <text:h text:style-name="Heading_20_3" text:outline-level="3">[VERSE 1]</text:h>
      <text:p text:style-name="P6">C <text:s text:c="6"/>Cmaj7 <text:s text:c="22"/>C7</text:p>
      <text:p text:style-name="P6">Kiss me out of the bearded barley.</text:p>
      <text:p text:style-name="P6"><text:s text:c="9"/>Cmaj7 <text:s text:c="26"/>C</text:p>
      <text:p text:style-name="P6">Nightly, beside the green, green grass.</text:p>
      <text:p text:style-name="P6"><text:s text:c="14"/>Cmaj7 <text:s text:c="20"/>C7</text:p>
      <text:p text:style-name="P6">Swing, swing, swing the spinning step.</text:p>
      <text:p text:style-name="P6"><text:s text:c="21"/></text:p>
      <text:p text:style-name="P6">You wear those shoes </text:p>
      <text:p text:style-name="P6"><text:s text:c="21"/>F</text:p>
      <text:p text:style-name="P6">and I will wear that dress.</text:p>
      <text:h text:style-name="Heading_20_3" text:outline-level="3">[CHORUS]</text:h>
      <text:p text:style-name="P6"><text:s text:c="4"/>Dm <text:s text:c="2"/>G <text:s text:c="3"/>C <text:s text:c="8"/>Am <text:s text:c="14"/>Dm</text:p>
      <text:p text:style-name="P6">Oh, kiss me beneath the milky twilight.</text:p>
      <text:p text:style-name="P6"><text:s text:c="5"/>G <text:s/>C <text:s text:c="13"/>C7 <text:s text:c="12"/>F</text:p>
      <text:p text:style-name="P6">Lead me out on the moonlit floor.</text:p>
      <text:p text:style-name="P6"><text:s text:c="5"/>G <text:s text:c="15"/>C</text:p>
      <text:p text:style-name="P6">Lift your open hand</text:p>
      <text:p text:style-name="P6">F <text:s text:c="30"/></text:p>
      <text:p text:style-name="P6">Strike up the band and make the </text:p>
      <text:p text:style-name="P6">Am <text:s text:c="14"/>G <text:s text:c="12"/>F</text:p>
      <text:p text:style-name="P6">fireflies dance, silver moon's sparkling</text:p>
      <text:p text:style-name="P6">G <text:s/>Gsus G</text:p>
      <text:p text:style-name="P6">So kiss me.</text:p>
      <text:h text:style-name="Heading_20_3" text:outline-level="3">[INTERLUDE]</text:h>
      <text:p text:style-name="P6">C <text:s text:c="2"/>Cmaj7 <text:s text:c="2"/>C7 <text:s text:c="2"/>Cmaj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3" text:outline-level="3"><text:soft-page-break/>[VERSE 2]</text:h>
      <text:p text:style-name="P6">C <text:s text:c="6"/>Cmaj7</text:p>
      <text:p text:style-name="P6">Kiss me down by the broken tree house.</text:p>
      <text:p text:style-name="P6">C7 <text:s text:c="6"/>Cmaj7</text:p>
      <text:p text:style-name="P6">Swing me upon its hanging tire.</text:p>
      <text:p text:style-name="P6">C <text:s text:c="12"/>Cmaj7</text:p>
      <text:p text:style-name="P6">Bring, bring, bring your flowered hat.</text:p>
      <text:p text:style-name="P6">C7 <text:s text:c="18"/></text:p>
      <text:p text:style-name="P6">We'll take the trail </text:p>
      <text:p text:style-name="P6"><text:s text:c="25"/>F</text:p>
      <text:p text:style-name="P6">marked on your father's map.</text:p>
      <text:h text:style-name="Heading_20_3" text:outline-level="3">[CHORUS]</text:h>
      <text:p text:style-name="P6"><text:s text:c="4"/>Dm <text:s text:c="2"/>G <text:s text:c="3"/>C</text:p>
      <text:p text:style-name="P6">Oh, kiss me beneath the milky twilight.</text:p>
      <text:p text:style-name="P6">Dm <text:s text:c="3"/>G <text:s text:c="2"/>C <text:s text:c="9"/>C7</text:p>
      <text:p text:style-name="P6">Lead me out on the moonlit floor.</text:p>
      <text:p text:style-name="P6">Dm <text:s text:c="7"/>G</text:p>
      <text:p text:style-name="P6">Lift your open hand</text:p>
      <text:p text:style-name="P6">F <text:s text:c="30"/></text:p>
      <text:p text:style-name="P6">Strike up the band and make the </text:p>
      <text:p text:style-name="P6">Am <text:s text:c="14"/>G <text:s text:c="12"/>F</text:p>
      <text:p text:style-name="P6">fireflies dance, silver moon's sparkling</text:p>
      <text:p text:style-name="P6">G <text:s/>Gsus G</text:p>
      <text:p text:style-name="P6">So kiss me.</text:p>
      <text:h text:style-name="Heading_20_3" text:outline-level="3">[INTERLUDE]</text:h>
      <text:p text:style-name="P6">C <text:s text:c="2"/>Cmaj7 <text:s text:c="2"/>C7 <text:s text:c="2"/>Cmaj7</text:p>
      <text:h text:style-name="Heading_20_3" text:outline-level="3">[CHORUS]</text:h>
      <text:p text:style-name="P6">Dm <text:s text:c="2"/>G <text:s text:c="2"/>C</text:p>
      <text:p text:style-name="P6">Kiss me beneath the milky twilight.</text:p>
      <text:p text:style-name="P6">Dm <text:s text:c="3"/>G <text:s text:c="2"/>C <text:s text:c="9"/>C7</text:p>
      <text:p text:style-name="P6">Lead me out on the moonlit floor.</text:p>
      <text:p text:style-name="P6">Dm <text:s text:c="7"/>G</text:p>
      <text:p text:style-name="P6">Lift your open hand</text:p>
      <text:p text:style-name="P6">F <text:s text:c="30"/></text:p>
      <text:p text:style-name="P6">Strike up the band and make the </text:p>
      <text:p text:style-name="P6">Am <text:s text:c="14"/>G <text:s text:c="12"/>F</text:p>
      <text:p text:style-name="P6">fireflies dance, silver moon's sparkling</text:p>
      <text:p text:style-name="P6">G <text:s/>Gsus G</text:p>
      <text:p text:style-name="P6">So kiss me.</text:p>
      <text:p text:style-name="P6">G <text:s/>Gsus G</text:p>
      <text:p text:style-name="P6">So kiss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7M9S</meta:editing-duration>
    <meta:editing-cycles>45</meta:editing-cycles>
    <meta:generator>LibreOffice/5.2.6.2$MacOSX_X86_64 LibreOffice_project/a3100ed2409ebf1c212f5048fbe377c281438fdc</meta:generator>
    <dc:title>Lyrics + Chords</dc:title>
    <dc:date>2017-04-12T16:32:05.235468000</dc:date>
    <meta:print-date>2017-04-03T12:23:29.985893000</meta:print-date>
    <meta:document-statistic meta:table-count="0" meta:image-count="0" meta:object-count="0" meta:page-count="3" meta:paragraph-count="75" meta:word-count="277" meta:character-count="1799" meta:non-whitespace-character-count="104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